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67000024940000041617925749.svm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54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1.3654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office:value-type="string">
            <text:p>Iterations Count</text:p>
          </table:table-cell>
          <table:table-cell office:value-type="string">
            <text:p>RAM Consumption</text:p>
          </table:table-cell>
          <table:table-cell/>
        </table:table-row>
        <table:table-row table:style-name="ro1">
          <table:table-cell/>
          <table:table-cell office:value-type="float" office:value="13039739">
            <text:p>13039739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/>
          <table:table-cell office:value-type="float" office:value="138581963">
            <text:p>138581963</text:p>
          </table:table-cell>
          <table:table-cell office:value-type="float" office:value="16">
            <text:p>16</text:p>
          </table:table-cell>
          <table:table-cell>
            <draw:frame table:end-cell-address="Sheet1.H5" table:end-x="0.4287in" table:end-y="0.0575in" draw:z-index="1" draw:name="Graphics 1" draw:style-name="gr1" draw:text-style-name="P1" svg:width="3.6862in" svg:height="0.4114in" svg:x="0.2988in" svg:y="0.0004in">
              <draw:image xlink:href="Pictures/20000067000024940000041617925749.svm" xlink:type="simple" xlink:show="embed" xlink:actuate="onLoad">
                <text:p/>
              </draw:image>
            </draw:frame>
          </table:table-cell>
        </table:table-row>
        <table:table-row table:style-name="ro1">
          <table:table-cell/>
          <table:table-cell office:value-type="float" office:value="171870308">
            <text:p>171870308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/>
          <table:table-cell office:value-type="float" office:value="306806512">
            <text:p>306806512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>
            <draw:frame table:end-cell-address="Sheet1.H32" table:end-x="0.65in" table:end-y="0.0315in" draw:z-index="0" draw:style-name="gr2" svg:width="7.7051in" svg:height="4.4173in" svg:x="0.5925in" svg:y="0.0417in">
              <draw:object draw:notify-on-update-of-ranges="Sheet1.B1:Sheet1.B1 Sheet1.B2:Sheet1.B5 Sheet1.C1:Sheet1.C1 Sheet1.C2:Sheet1.C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</table:table-row>
        <table:table-row table:style-name="ro1" table:number-rows-repeated="27">
          <table:table-cell table:number-columns-repeated="4"/>
        </table:table-row>
        <table:table-row table:style-name="ro1">
          <table:table-cell office:value-type="string">
            <text:p>Slope: (GB / iter)</text:p>
          </table:table-cell>
          <table:table-cell table:style-name="ce1" office:value-type="float" office:value="0.00000009856">
            <text:p>9.86E-008</text:p>
          </table:table-cell>
          <table:table-cell table:number-columns-repeated="2"/>
        </table:table-row>
        <table:table-row table:style-name="ro1">
          <table:table-cell office:value-type="string">
            <text:p>Slope: (Bytes /iter)</text:p>
          </table:table-cell>
          <table:table-cell table:formula="of:=[.B35]*1024*1024*1024" office:value-type="float" office:value="105.82799417344">
            <text:p>105.8279941734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B2:Sheet1.C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5">12/25/2010</text:date>, <text:time>19:2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2-25T18:58:09</meta:creation-date>
    <meta:generator>OpenOffice.org/3.2$Linux OpenOffice.org_project/320m12$Build-9483</meta:generator>
    <dc:date>2010-12-25T19:20:42</dc:date>
    <meta:editing-duration>PT00H22M35S</meta:editing-duration>
    <meta:editing-cycles>6</meta:editing-cycles>
    <meta:document-statistic meta:table-count="3" meta:cell-count="1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572cm" svg:height="11.221cm" xlink:href=".." chart:class="chart:scatter" chart:style-name="ch1">
        <chart:legend chart:legend-position="end" svg:x="15.065cm" svg:y="4.982cm" chart:style-name="ch2"/>
        <chart:plot-area chart:style-name="ch3" table:cell-range-address="Sheet1.B1:Sheet1.C5" chart:data-source-has-labels="row" svg:x="0.391cm" svg:y="0.224cm" svg:width="14.284cm" svg:height="10.54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5" chart:label-cell-address="Sheet1.C1:Sheet1.C1" chart:class="chart:scatter">
            <chart:domain table:cell-range-address="Sheet1.B2:Sheet1.B5"/>
            <chart:regression-curve chart:style-name="ch7">
              <chart:equation chart:display-r-square="true"/>
            </chart:regression-curve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 text:id="Sheet1.C1:Sheet1.C1">RAM Consump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039739">
                <text:p text:id="Sheet1.B2:Sheet1.B5">13039739</text:p>
              </table:table-cell>
              <table:table-cell office:value-type="float" office:value="3">
                <text:p text:id="Sheet1.C2:Sheet1.C5">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8581963">
                <text:p>1385819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1870308">
                <text:p>17187030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6806512">
                <text:p>306806512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